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3.872cm" fo:min-width="2.636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608cm" fo:min-width="0.6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71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796cm"/>
      <style:paragraph-properties style:writing-mode="lr-tb"/>
    </style:style>
    <style:style style:name="gr5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5.617cm" fo:min-width="3.9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0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465cm" fo:min-width="0.25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3.812cm"/>
      <style:paragraph-properties style:writing-mode="lr-tb"/>
    </style:style>
    <style:style style:name="gr10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" style:family="graphic" style:parent-style-name="standard">
      <style:graphic-properties svg:stroke-color="#000000" draw:fill-color="#dddddd" draw:textarea-horizontal-align="justify" draw:textarea-vertical-align="middle" draw:auto-grow-height="false" fo:min-height="3.106cm" fo:min-width="2.117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449cm" fo:min-width="0.48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878cm"/>
      <style:paragraph-properties style:writing-mode="lr-tb"/>
    </style:style>
    <style:style style:name="gr16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4.527cm" fo:min-width="3.19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6cm" fo:min-width="0cm"/>
      <style:paragraph-properties style:writing-mode="lr-tb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332cm" fo:min-width="0.12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2.60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7cm" fo:min-width="1.97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7cm" fo:min-width="0.944cm"/>
      <style:paragraph-properties style:writing-mode="lr-tb"/>
    </style:style>
    <style:style style:name="gr22" style:family="graphic" style:parent-style-name="standard">
      <style:graphic-properties svg:stroke-color="#000000" draw:fill-color="#dddddd" draw:textarea-horizontal-align="justify" draw:textarea-vertical-align="middle" draw:auto-grow-height="false" fo:min-height="3.158cm" fo:min-width="2.082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0.46cm" fo:min-width="0.472cm"/>
      <style:paragraph-properties style:writing-mode="lr-tb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0.459cm" fo:min-width="0.472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9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2.796cm"/>
      <style:paragraph-properties style:writing-mode="lr-tb"/>
    </style:style>
    <style:style style:name="gr27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4.6cm" fo:min-width="3.14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7cm" fo:min-width="1.90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84cm" fo:min-width="0cm"/>
      <style:paragraph-properties style:writing-mode="lr-tb"/>
    </style:style>
    <style:style style:name="gr30" style:family="graphic" style:parent-style-name="standard">
      <style:graphic-properties svg:stroke-color="#000000" draw:fill-color="#ffffff" draw:textarea-horizontal-align="justify" draw:textarea-vertical-align="middle" draw:auto-grow-height="false" fo:min-height="0.341cm" fo:min-width="0.11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2cm" fo:min-width="3.05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2.342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7cm" fo:min-width="1.156cm"/>
      <style:paragraph-properties style:writing-mode="lr-tb"/>
    </style:style>
    <style:style style:name="gr34" style:family="graphic" style:parent-style-name="standard">
      <style:graphic-properties svg:stroke-color="#000000" draw:fill-color="#ffffff" draw:textarea-horizontal-align="justify" draw:textarea-vertical-align="middle" draw:auto-grow-height="false" fo:min-height="0.341cm" fo:min-width="0.118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3cm" fo:min-width="3.05cm"/>
      <style:paragraph-properties style:writing-mode="lr-tb"/>
    </style:style>
    <style:style style:name="gr36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  <style:text-properties style:font-name="Liberation Mono" fo:font-size="12pt" style:font-size-asian="12pt" style:font-size-complex="12pt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14pt" fo:font-style="italic" style:font-size-asian="14pt" style:font-style-asian="italic" style:font-size-complex="14pt" style:font-style-complex="italic"/>
    </style:style>
    <style:style style:name="P7" style:family="paragraph">
      <loext:graphic-properties draw:fill="none" draw:fill-color="#ffffff"/>
      <style:paragraph-properties style:writing-mode="lr-tb"/>
      <style:text-properties fo:font-size="12pt" fo:font-style="italic" style:font-size-asian="12pt" style:font-style-asian="italic" style:font-size-complex="12pt" style:font-style-complex="italic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style:font-name="Liberation Mono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style:font-name="Liberation Mono" fo:font-size="12pt" style:font-size-asian="12pt" style:font-size-complex="12pt"/>
    </style:style>
    <style:style style:name="T1" style:family="text">
      <style:text-properties style:font-name="Liberation Mono" fo:font-size="12pt" style:font-size-asian="12pt" style:font-size-complex="12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style:font-name="Liberation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434cm" svg:height="5.828cm" svg:x="8.545cm" svg:y="4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8cm" svg:height="0.858cm" svg:x="10.154cm" svg:y="6.151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8cm" svg:height="0.858cm" svg:x="10.154cm" svg:y="8.051cm">
          <text:p text:style-name="P2">5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397cm" svg:height="0.821cm" svg:x="9.446cm" svg:y="5.457cm">
          <draw:text-box>
            <text:p><text:span text:style-name="T1">numerator</text:span></text:p>
          </draw:text-box>
        </draw:frame>
        <draw:frame draw:style-name="gr4" draw:text-style-name="P4" draw:layer="layout" svg:width="3.296cm" svg:height="0.729cm" svg:x="9.224cm" svg:y="7.331cm">
          <draw:text-box>
            <text:p><text:span text:style-name="T1">denominator</text:span></text:p>
          </draw:text-box>
        </draw:frame>
        <draw:custom-shape draw:style-name="gr5" draw:text-style-name="P5" xml:id="id2" draw:id="id2" draw:layer="layout" svg:width="6.257cm" svg:height="8.295cm" svg:x="7.723cm" svg:y="3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2.403cm" svg:height="0.806cm" svg:x="9.547cm" svg:y="3.755cm">
          <draw:text-box>
            <text:p><text:span text:style-name="T2">Methods</text:span></text:p>
          </draw:text-box>
        </draw:frame>
        <draw:frame draw:style-name="gr7" draw:text-style-name="P7" draw:layer="layout" svg:width="1.604cm" svg:height="0.725cm" svg:x="9.582cm" svg:y="9.219cm">
          <draw:text-box>
            <text:p><text:span text:style-name="T3">State</text:span></text:p>
          </draw:text-box>
        </draw:frame>
        <draw:custom-shape draw:style-name="gr8" draw:text-style-name="P8" xml:id="id1" draw:id="id1" draw:layer="layout" svg:width="0.751cm" svg:height="0.715cm" svg:x="3.968cm" svg:y="5.149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4.312cm" svg:height="0.971cm" svg:x="3.11cm" svg:y="4.076cm">
          <draw:text-box>
            <text:p><text:span text:style-name="T4">myFraction</text:span></text:p>
          </draw:text-box>
        </draw:frame>
        <draw:connector draw:style-name="gr10" draw:text-style-name="P10" draw:layer="layout" draw:type="curve" svg:x1="4.719cm" svg:y1="5.506cm" svg:x2="7.723cm" svg:y2="7.795cm" draw:start-shape="id1" draw:start-glue-point="1" draw:end-shape="id2" draw:end-glue-point="6" svg:d="M4719 5506c2251 0 750 2289 3004 2289" svg:viewBox="0 0 3005 2290">
          <text:p/>
        </draw:connector>
        <draw:custom-shape draw:style-name="gr1" draw:text-style-name="P1" draw:layer="layout" svg:width="4.434cm" svg:height="5.828cm" svg:x="8.796cm" svg:y="15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18cm" svg:height="0.858cm" svg:x="10.405cm" svg:y="16.842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8cm" svg:height="0.858cm" svg:x="10.405cm" svg:y="18.742cm">
          <text:p text:style-name="P2">5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3.397cm" svg:height="0.821cm" svg:x="9.697cm" svg:y="16.148cm">
          <draw:text-box>
            <text:p><text:span text:style-name="T1">numerator</text:span></text:p>
          </draw:text-box>
        </draw:frame>
        <draw:frame draw:style-name="gr4" draw:text-style-name="P4" draw:layer="layout" svg:width="3.296cm" svg:height="0.729cm" svg:x="9.475cm" svg:y="18.022cm">
          <draw:text-box>
            <text:p><text:span text:style-name="T1">denominator</text:span></text:p>
          </draw:text-box>
        </draw:frame>
        <draw:custom-shape draw:style-name="gr5" draw:text-style-name="P5" xml:id="id4" draw:id="id4" draw:layer="layout" svg:width="6.257cm" svg:height="8.295cm" svg:x="7.974cm" svg:y="14.3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2.403cm" svg:height="0.806cm" svg:x="9.798cm" svg:y="14.446cm">
          <draw:text-box>
            <text:p><text:span text:style-name="T2">Methods</text:span></text:p>
          </draw:text-box>
        </draw:frame>
        <draw:frame draw:style-name="gr7" draw:text-style-name="P7" draw:layer="layout" svg:width="1.604cm" svg:height="0.725cm" svg:x="9.833cm" svg:y="19.91cm">
          <draw:text-box>
            <text:p><text:span text:style-name="T3">State</text:span></text:p>
          </draw:text-box>
        </draw:frame>
        <draw:custom-shape draw:style-name="gr8" draw:text-style-name="P8" xml:id="id3" draw:id="id3" draw:layer="layout" svg:width="0.751cm" svg:height="0.715cm" svg:x="4.219cm" svg:y="15.84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4.312cm" svg:height="0.971cm" svg:x="3.361cm" svg:y="14.767cm">
          <draw:text-box>
            <text:p><text:span text:style-name="T4">myFraction</text:span></text:p>
          </draw:text-box>
        </draw:frame>
        <draw:connector draw:style-name="gr10" draw:text-style-name="P10" draw:layer="layout" draw:type="curve" svg:x1="4.97cm" svg:y1="16.197cm" svg:x2="7.974cm" svg:y2="18.486cm" draw:start-shape="id3" draw:start-glue-point="1" draw:end-shape="id4" draw:end-glue-point="6" svg:d="M4970 16197c2251 0 750 2289 3004 2289" svg:viewBox="0 0 3005 2290">
          <text:p/>
        </draw:connector>
        <draw:frame draw:style-name="gr11" draw:text-style-name="P11" draw:layer="layout" svg:width="3.042cm" svg:height="0.729cm" draw:transform="rotate (0.785398163397448) translate (11.601cm 21.59cm)">
          <draw:text-box>
            <text:p><text:span text:style-name="T1">toString()</text:span></text:p>
          </draw:text-box>
        </draw:frame>
        <draw:frame draw:style-name="gr11" draw:text-style-name="P11" draw:layer="layout" svg:width="1.772cm" svg:height="0.729cm" draw:transform="rotate (-0.785398163397448) translate (9.348cm 20.432cm)">
          <draw:text-box>
            <text:p><text:span text:style-name="T1">add()</text:span></text:p>
          </draw:text-box>
        </draw:frame>
      </draw:page>
      <draw:page draw:name="page2" draw:style-name="dp1" draw:master-page-name="Default">
        <draw:custom-shape draw:style-name="gr12" draw:text-style-name="P1" draw:layer="layout" svg:width="3.699cm" svg:height="4.746cm" svg:x="8.489cm" svg:y="10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draw:layer="layout" svg:width="0.985cm" svg:height="0.699cm" svg:x="9.831cm" svg:y="11.461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0.985cm" svg:height="0.699cm" svg:x="9.831cm" svg:y="13.008cm">
          <text:p text:style-name="P2">5</text:p>
          <draw:enhanced-geometry svg:viewBox="0 0 21600 21600" draw:type="rectangle" draw:enhanced-path="M 0 0 L 21600 0 21600 21600 0 21600 0 0 Z N"/>
        </draw:custom-shape>
        <draw:frame draw:style-name="gr14" draw:text-style-name="P4" draw:layer="layout" svg:width="2.834cm" svg:height="1.207cm" svg:x="9.241cm" svg:y="10.896cm">
          <draw:text-box>
            <text:p><text:span text:style-name="T1">numerator</text:span></text:p>
          </draw:text-box>
        </draw:frame>
        <draw:frame draw:style-name="gr15" draw:text-style-name="P4" draw:layer="layout" svg:width="3.378cm" svg:height="0.729cm" svg:x="9.055cm" svg:y="12.422cm">
          <draw:text-box>
            <text:p><text:span text:style-name="T1">denominator</text:span></text:p>
          </draw:text-box>
        </draw:frame>
        <draw:custom-shape draw:style-name="gr16" draw:text-style-name="P5" xml:id="id6" draw:id="id6" draw:layer="layout" svg:width="5.221cm" svg:height="6.755cm" svg:x="7.803cm" svg:y="9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2.403cm" svg:height="0.806cm" svg:x="9.112cm" svg:y="9.51cm">
          <draw:text-box>
            <text:p><text:span text:style-name="T2">Methods</text:span></text:p>
          </draw:text-box>
        </draw:frame>
        <draw:frame draw:style-name="gr17" draw:text-style-name="P7" draw:layer="layout" svg:width="2.266cm" svg:height="0.736cm" svg:x="9.354cm" svg:y="13.959cm">
          <draw:text-box>
            <text:p><text:span text:style-name="T3">State</text:span></text:p>
          </draw:text-box>
        </draw:frame>
        <draw:custom-shape draw:style-name="gr18" draw:text-style-name="P8" xml:id="id5" draw:id="id5" draw:layer="layout" svg:width="0.627cm" svg:height="0.582cm" svg:x="4.67cm" svg:y="10.645cm">
          <text:p/>
          <draw:enhanced-geometry svg:viewBox="0 0 21600 21600" draw:type="rectangle" draw:enhanced-path="M 0 0 L 21600 0 21600 21600 0 21600 0 0 Z N"/>
        </draw:custom-shape>
        <draw:frame draw:style-name="gr19" draw:text-style-name="P9" draw:layer="layout" svg:width="3.107cm" svg:height="0.971cm" svg:x="3.573cm" svg:y="9.771cm">
          <draw:text-box>
            <text:p><text:span text:style-name="T4">f6</text:span></text:p>
          </draw:text-box>
        </draw:frame>
        <draw:connector draw:style-name="gr10" draw:text-style-name="P10" draw:layer="layout" draw:type="curve" svg:x1="5.297cm" svg:y1="10.936cm" svg:x2="7.803cm" svg:y2="12.8cm" draw:start-shape="id5" draw:start-glue-point="1" draw:end-shape="id6" draw:end-glue-point="6" svg:d="M5297 10936c1878 0 625 1864 2506 1864" svg:viewBox="0 0 2507 1865">
          <text:p/>
        </draw:connector>
        <draw:frame draw:style-name="gr20" draw:text-style-name="P11" draw:layer="layout" svg:width="3.089cm" svg:height="1.027cm" draw:transform="rotate (0.773006325708289) translate (10.529cm 15.527cm)">
          <draw:text-box>
            <text:p><text:span text:style-name="T1">toString()</text:span></text:p>
          </draw:text-box>
        </draw:frame>
        <draw:frame draw:style-name="gr21" draw:text-style-name="P11" draw:layer="layout" svg:width="1.978cm" svg:height="0.729cm" draw:transform="rotate (-0.773355391558687) translate (8.949cm 14.384cm)">
          <draw:text-box>
            <text:p><text:span text:style-name="T1">add()</text:span></text:p>
          </draw:text-box>
        </draw:frame>
        <draw:custom-shape draw:style-name="gr22" draw:text-style-name="P1" draw:layer="layout" svg:width="3.65cm" svg:height="4.818cm" svg:x="8.369cm" svg:y="3.00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3" draw:text-style-name="P3" draw:layer="layout" svg:width="0.972cm" svg:height="0.71cm" svg:x="9.693cm" svg:y="4.287cm">
          <text:p text:style-name="P2">3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draw:layer="layout" svg:width="0.972cm" svg:height="0.709cm" svg:x="9.693cm" svg:y="5.858cm">
          <text:p text:style-name="P2">5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4" draw:layer="layout" svg:width="2.796cm" svg:height="0.729cm" svg:x="9.111cm" svg:y="3.713cm">
          <draw:text-box>
            <text:p><text:span text:style-name="T1">numerator</text:span></text:p>
          </draw:text-box>
        </draw:frame>
        <draw:frame draw:style-name="gr26" draw:text-style-name="P4" draw:layer="layout" svg:width="3.296cm" svg:height="0.729cm" svg:x="8.928cm" svg:y="5.263cm">
          <draw:text-box>
            <text:p><text:span text:style-name="T1">denominator</text:span></text:p>
          </draw:text-box>
        </draw:frame>
        <draw:custom-shape draw:style-name="gr27" draw:text-style-name="P5" xml:id="id8" draw:id="id8" draw:layer="layout" svg:width="5.151cm" svg:height="6.858cm" svg:x="7.692cm" svg:y="2.21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8" draw:text-style-name="P6" draw:layer="layout" svg:width="2.403cm" svg:height="0.806cm" svg:x="9.194cm" svg:y="2.306cm">
          <draw:text-box>
            <text:p><text:span text:style-name="T2">Methods</text:span></text:p>
          </draw:text-box>
        </draw:frame>
        <draw:frame draw:style-name="gr29" draw:text-style-name="P7" draw:layer="layout" svg:width="2.219cm" svg:height="0.725cm" svg:x="9.222cm" svg:y="6.824cm">
          <draw:text-box>
            <text:p><text:span text:style-name="T3">State</text:span></text:p>
          </draw:text-box>
        </draw:frame>
        <draw:custom-shape draw:style-name="gr30" draw:text-style-name="P8" xml:id="id7" draw:id="id7" draw:layer="layout" svg:width="0.619cm" svg:height="0.591cm" svg:x="4.6cm" svg:y="3.4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9" draw:layer="layout" svg:width="3.551cm" svg:height="0.971cm" svg:x="3.894cm" svg:y="2.572cm">
          <draw:text-box>
            <text:p><text:span text:style-name="T4">f4</text:span></text:p>
          </draw:text-box>
        </draw:frame>
        <draw:connector draw:style-name="gr10" draw:text-style-name="P10" draw:layer="layout" draw:type="curve" svg:x1="5.219cm" svg:y1="3.754cm" svg:x2="7.692cm" svg:y2="5.646cm" draw:start-shape="id7" draw:start-glue-point="1" draw:end-shape="id8" draw:end-glue-point="6" svg:d="M5219 3754c1854 0 618 1892 2473 1892" svg:viewBox="0 0 2474 1893">
          <text:p/>
        </draw:connector>
        <draw:frame draw:style-name="gr32" draw:text-style-name="P11" draw:layer="layout" svg:width="3.463cm" svg:height="1.207cm" draw:transform="rotate (0.787667091425041) translate (10.378cm 8.413cm)">
          <draw:text-box>
            <text:p><text:span text:style-name="T1">toString()</text:span></text:p>
          </draw:text-box>
        </draw:frame>
        <draw:frame draw:style-name="gr33" draw:text-style-name="P11" draw:layer="layout" svg:width="2.107cm" svg:height="1.207cm" draw:transform="rotate (-0.787318025574642) translate (8.823cm 7.255cm)">
          <draw:text-box>
            <text:p><text:span text:style-name="T1">add()</text:span></text:p>
          </draw:text-box>
        </draw:frame>
        <draw:custom-shape draw:style-name="gr34" draw:text-style-name="P8" xml:id="id9" draw:id="id9" draw:layer="layout" svg:width="0.618cm" svg:height="0.591cm" svg:x="4.631cm" svg:y="5.2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9" draw:layer="layout" svg:width="3.55cm" svg:height="0.971cm" svg:x="3.794cm" svg:y="4.465cm">
          <draw:text-box>
            <text:p><text:span text:style-name="T4">f5</text:span></text:p>
          </draw:text-box>
        </draw:frame>
        <draw:connector draw:style-name="gr36" draw:text-style-name="P10" draw:layer="layout" draw:type="curve" svg:x1="5.249cm" svg:y1="5.527cm" svg:x2="7.692cm" svg:y2="5.646cm" draw:start-shape="id9" draw:start-glue-point="1" draw:end-shape="id8" draw:end-glue-point="6" svg:d="M5249 5527c1831 0 610 119 2443 119" svg:viewBox="0 0 2444 120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04T08:56:59.811326830</meta:creation-date>
    <dc:date>2023-09-04T10:54:49.525001007</dc:date>
    <meta:editing-duration>PT46M47S</meta:editing-duration>
    <meta:editing-cycles>7</meta:editing-cycles>
    <meta:generator>LibreOffice/7.3.7.2$Linux_X86_64 LibreOffice_project/30$Build-2</meta:generator>
    <meta:document-statistic meta:object-count="53"/>
  </office:meta>
</office:document-meta>
</file>